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83cm"/>
    </style:style>
    <style:style style:name="gr20" style:family="graphic" style:parent-style-name="standard">
      <style:graphic-properties draw:stroke="none" svg:stroke-color="#000000" draw:fill="none" draw:fill-color="#ffffff" fo:min-height="0.99cm"/>
    </style:style>
    <style:style style:name="gr21" style:family="graphic" style:parent-style-name="standard">
      <style:graphic-properties draw:stroke="none" svg:stroke-color="#000000" draw:fill="none" draw:fill-color="#ffffff" fo:min-height="0.797cm"/>
    </style:style>
    <style:style style:name="gr22" style:family="graphic" style:parent-style-name="standard">
      <style:graphic-properties draw:stroke="none" svg:stroke-color="#000000" draw:fill="none" draw:fill-color="#ffffff" fo:min-height="1.102cm"/>
    </style:style>
    <style:style style:name="gr23" style:family="graphic" style:parent-style-name="standard">
      <style:graphic-properties draw:stroke="none" svg:stroke-color="#000000" draw:fill="none" draw:fill-color="#ffffff" fo:min-height="0.144cm"/>
    </style:style>
    <style:style style:name="gr24" style:family="graphic" style:parent-style-name="standard">
      <style:graphic-properties draw:stroke="none" draw:fill="none" fo:min-height="0.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P1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family="Ubuntu" style:font-pitch="variable" fo:font-size="12pt" style:font-size-asian="12pt" style:font-size-complex="12pt"/>
    </style:style>
    <style:style style:name="T11" style:family="text">
      <style:text-properties fo:font-family="Ubuntu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3cm" svg:y="0.7cm">
            <text:p/>
          </draw:rect>
          <draw:g>
            <draw:line draw:style-name="gr3" draw:text-style-name="P1" draw:layer="layout" svg:x1="6.3cm" svg:y1="0.7cm" svg:x2="19.3cm" svg:y2="0.7cm">
              <text:p/>
            </draw:line>
            <draw:line draw:style-name="gr4" draw:text-style-name="P1" draw:layer="layout" svg:x1="19.288cm" svg:y1="0.7cm" svg:x2="19.288cm" svg:y2="16.2cm">
              <text:p/>
            </draw:line>
            <draw:line draw:style-name="gr5" draw:text-style-name="P1" draw:layer="layout" svg:x1="6.3cm" svg:y1="16.2cm" svg:x2="19.288cm" svg:y2="16.2cm">
              <text:p/>
            </draw:line>
            <draw:line draw:style-name="gr6" draw:text-style-name="P1" draw:layer="layout" svg:x1="6.349cm" svg:y1="16.2cm" svg:x2="6.3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-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-mya <text:s text:c="2"/></text:span><text:span text:style-name="T2"><text:a xlink:href="http://host.docker.internal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5.94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19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2.76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joomla-60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-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frame draw:style-name="gr19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19" draw:text-style-name="P7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6" draw:text-style-name="P1" draw:layer="layout" svg:width="1.5cm" svg:height="1.5cm" svg:x="5.804cm" svg:y="13.0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4.358cm">
            <draw:text-box>
              <text:p><text:span text:style-name="T2">/joomla-61</text:span></text:p>
            </draw:text-box>
          </draw:frame>
        </draw:g>
        <draw:g>
          <draw:frame draw:style-name="gr16" draw:text-style-name="P1" draw:layer="layout" svg:width="1.5cm" svg:height="1.5cm" svg:x="5.804cm" svg:y="8.24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588cm">
            <draw:text-box>
              <text:p><text:span text:style-name="T2">/joomla-310</text:span></text:p>
            </draw:text-box>
          </draw:frame>
        </draw:g>
        <draw:g>
          <draw:frame draw:style-name="gr16" draw:text-style-name="P1" draw:layer="layout" svg:width="1.5cm" svg:height="1.5cm" svg:x="5.804cm" svg:y="5.99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338cm">
            <draw:text-box>
              <text:p><text:span text:style-name="T2">/joomla-39</text:span></text:p>
            </draw:text-box>
          </draw:frame>
        </draw:g>
        <draw:frame draw:style-name="gr20" draw:text-style-name="P8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-pga <text:s text:c="2"/></text:span><text:span text:style-name="T2"><text:a xlink:href="http://host.docker.internal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-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-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9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8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host.docker.internal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3.682cm">
          <draw:text-box>
            <text:p text:style-name="P10"><text:span text:style-name="T2">jbt-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-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16.301cm" svg:y="1.054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9" draw:layer="layout" svg:width="3.063cm" svg:height="1.047cm" svg:x="15.501cm" svg:y="2.494cm">
            <draw:text-box>
              <text:p text:style-name="P1"><text:span text:style-name="T2">database</text:span></text:p>
            </draw:text-box>
          </draw:frame>
        </draw:g>
        <draw:custom-shape draw:style-name="gr18" draw:text-style-name="P2" draw:layer="layout" svg:width="3cm" svg:height="2cm" svg:x="8.481cm" svg:y="3.7cm">
          <text:p text:style-name="P1"><text:span text:style-name="T1">Proxy</text:span><text:span text:style-name="T1"><text:line-break/></text:span><text:span text:style-name="T1"><text:line-break/></text:span><text:span text:style-name="T2">jbt-proxy <text:s/></text:span><text:span text:style-name="T2"><text:a xlink:href="http://host.docker.internal:7009?token=jbtpw"> :7009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3.2cm" svg:height="1.352cm" svg:x="8.4cm" svg:y="9.36cm">
          <draw:text-box>
            <text:p text:style-name="P1"><text:span text:style-name="T9">...</text:span></text:p>
          </draw:text-box>
        </draw:frame>
        <draw:frame draw:style-name="gr22" draw:text-style-name="P12" draw:layer="layout" svg:width="3.2cm" svg:height="1.352cm" svg:x="4.88cm" svg:y="9.36cm">
          <draw:text-box>
            <text:p text:style-name="P1"><text:span text:style-name="T9">...</text:span></text:p>
          </draw:text-box>
        </draw:frame>
        <draw:g>
          <draw:frame draw:style-name="gr23" draw:text-style-name="P1" draw:layer="layout" svg:width="3cm" svg:height="0.725cm" svg:x="8.489cm" svg:y="6.12cm">
            <draw:text-box>
              <text:p text:style-name="P1"><text:span text:style-name="T10">Web Server</text:span></text:p>
            </draw:text-box>
          </draw:frame>
          <draw:g>
            <draw:g>
              <draw:frame draw:style-name="gr24" draw:text-style-name="P1" draw:layer="layout" svg:width="1.713cm" svg:height="0.649cm" svg:x="9.832cm" svg:y="7.105cm">
                <draw:text-box>
                  <text:p text:style-name="P1"><text:span text:style-name="T11"><text:a xlink:href="https://host.docker.internal:7139/">:7139</text:a></text:span></text:p>
                </draw:text-box>
              </draw:frame>
              <draw:frame draw:style-name="gr24" draw:text-style-name="P1" draw:layer="layout" svg:width="1.713cm" svg:height="0.649cm" svg:x="9.659cm" svg:y="6.755cm">
                <draw:text-box>
                  <text:p text:style-name="P1"><text:span text:style-name="T11"><text:s text:c="4"/></text:span><text:span text:style-name="T11"><text:a xlink:href="http://host.docker.internal:7039/">:7039</text:a></text:span></text:p>
                </draw:text-box>
              </draw:frame>
            </draw:g>
            <draw:frame draw:style-name="gr17" draw:text-style-name="P10" draw:layer="layout" svg:width="2.1cm" svg:height="0.72cm" svg:x="8.629cm" svg:y="6.924cm">
              <draw:text-box>
                <text:p text:style-name="P10"><text:span text:style-name="T11">jbt-39</text:span></text:p>
              </draw:text-box>
            </draw:frame>
          </draw:g>
        </draw:g>
        <draw:g>
          <draw:frame draw:style-name="gr23" draw:text-style-name="P1" draw:layer="layout" svg:width="3cm" svg:height="0.725cm" svg:x="8.478cm" svg:y="10.596cm">
            <draw:text-box>
              <text:p text:style-name="P1"><text:span text:style-name="T10">Web Server</text:span></text:p>
            </draw:text-box>
          </draw:frame>
          <draw:g>
            <draw:g>
              <draw:frame draw:style-name="gr24" draw:text-style-name="P1" draw:layer="layout" svg:width="1.713cm" svg:height="0.649cm" svg:x="9.821cm" svg:y="11.581cm">
                <draw:text-box>
                  <text:p text:style-name="P1"><text:span text:style-name="T11"><text:a xlink:href="https://host.docker.internal:7160/">:7160</text:a></text:span></text:p>
                </draw:text-box>
              </draw:frame>
              <draw:frame draw:style-name="gr24" draw:text-style-name="P1" draw:layer="layout" svg:width="1.713cm" svg:height="1.047cm" svg:x="9.648cm" svg:y="11.231cm">
                <draw:text-box>
                  <text:p text:style-name="P1"><text:span text:style-name="T11"><text:s text:c="4"/></text:span><text:span text:style-name="T11"><text:a xlink:href="http://host.docker.internal:7060/">:7060</text:a></text:span><text:span text:style-name="T11"> <text:s text:c="2"/></text:span></text:p>
                </draw:text-box>
              </draw:frame>
            </draw:g>
            <draw:frame draw:style-name="gr17" draw:text-style-name="P10" draw:layer="layout" svg:width="2.1cm" svg:height="0.72cm" svg:x="8.618cm" svg:y="11.4cm">
              <draw:text-box>
                <text:p text:style-name="P10"><text:span text:style-name="T11">jbt-60</text:span></text:p>
              </draw:text-box>
            </draw:frame>
          </draw:g>
        </draw:g>
        <draw:g>
          <draw:frame draw:style-name="gr23" draw:text-style-name="P1" draw:layer="layout" svg:width="3cm" svg:height="0.725cm" svg:x="8.483cm" svg:y="8.354cm">
            <draw:text-box>
              <text:p text:style-name="P1"><text:span text:style-name="T10">Web Server</text:span></text:p>
            </draw:text-box>
          </draw:frame>
          <draw:g>
            <draw:g>
              <draw:frame draw:style-name="gr24" draw:text-style-name="P1" draw:layer="layout" svg:width="1.713cm" svg:height="0.649cm" svg:x="9.826cm" svg:y="9.339cm">
                <draw:text-box>
                  <text:p text:style-name="P1"><text:span text:style-name="T11"><text:a xlink:href="https://host.docker.internal:7410/">:7410</text:a></text:span></text:p>
                </draw:text-box>
              </draw:frame>
              <draw:frame draw:style-name="gr24" draw:text-style-name="P1" draw:layer="layout" svg:width="1.713cm" svg:height="0.649cm" svg:x="9.653cm" svg:y="8.989cm">
                <draw:text-box>
                  <text:p text:style-name="P1"><text:span text:style-name="T11"><text:s text:c="4"/></text:span><text:span text:style-name="T11"><text:a xlink:href="http://host.docker.internal:7310/">:7310</text:a></text:span></text:p>
                </draw:text-box>
              </draw:frame>
            </draw:g>
            <draw:frame draw:style-name="gr17" draw:text-style-name="P10" draw:layer="layout" svg:width="2.1cm" svg:height="0.72cm" svg:x="8.623cm" svg:y="9.158cm">
              <draw:text-box>
                <text:p text:style-name="P10"><text:span text:style-name="T11">jbt-310</text:span></text:p>
              </draw:text-box>
            </draw:frame>
          </draw:g>
        </draw:g>
        <draw:g>
          <draw:frame draw:style-name="gr23" draw:text-style-name="P1" draw:layer="layout" svg:width="3cm" svg:height="0.725cm" svg:x="8.489cm" svg:y="12.966cm">
            <draw:text-box>
              <text:p text:style-name="P1"><text:span text:style-name="T10">Web Server</text:span></text:p>
            </draw:text-box>
          </draw:frame>
          <draw:g>
            <draw:g>
              <draw:frame draw:style-name="gr24" draw:text-style-name="P1" draw:layer="layout" svg:width="1.713cm" svg:height="0.649cm" svg:x="9.832cm" svg:y="13.951cm">
                <draw:text-box>
                  <text:p text:style-name="P1"><text:span text:style-name="T11"><text:a xlink:href="https://host.docker.internal:7161/">:7161</text:a></text:span></text:p>
                </draw:text-box>
              </draw:frame>
              <draw:frame draw:style-name="gr24" draw:text-style-name="P1" draw:layer="layout" svg:width="1.713cm" svg:height="0.649cm" svg:x="9.659cm" svg:y="13.601cm">
                <draw:text-box>
                  <text:p text:style-name="P1"><text:span text:style-name="T11"><text:a xlink:href="http://host.docker.internal:7061/">    :7061</text:a></text:span></text:p>
                </draw:text-box>
              </draw:frame>
            </draw:g>
            <draw:frame draw:style-name="gr17" draw:text-style-name="P10" draw:layer="layout" svg:width="2.1cm" svg:height="0.72cm" svg:x="8.629cm" svg:y="13.77cm">
              <draw:text-box>
                <text:p text:style-name="P10"><text:span text:style-name="T11">jbt-61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100"/>
  </office:meta>
</office:document-meta>
</file>